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llForTender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llForTenders">
            <text:p>CallForTenders</text:p>
          </table:table-cell>
          <table:table-cell table:style-name="ce8" office:value-type="string" office:string-value="Call For Tenders. Details">
            <text:p>Call For Tenders. Details</text:p>
          </table:table-cell>
          <table:table-cell table:style-name="ce8" office:value-type="string" office:string-value=""/>
          <table:table-cell table:style-name="ce8" office:value-type="string" office:string-value="Call For Tenders">
            <text:p>Call For Tender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fine a procurement project to buy goods, services, or works during a specified period.">
            <text:p>A document used by a Contracting Party to define a procurement project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ll For Tenders. UBL Version Identifier. Identifier">
            <text:p>Call For Tenders. UBL Vers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ll For Tenders. Customization Identifier. Identifier">
            <text:p>Call For Tenders. Customiza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ll For Tenders. Profile Identifier. Identifier">
            <text:p>Call For Tenders. Profile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ll For Tenders. Profile Execution Identifier. Identifier">
            <text:p>Call For Tenders. Profile Execu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ll For Tenders. Identifier">
            <text:p>Call For Tenders.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all For Tenders. Copy_ Indicator. Indicator">
            <text:p>Call For Tenders. Copy_ Indicator. Indicato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all For Tenders. UUID. Identifier">
            <text:p>Call For Tenders. UUID.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all For Tenders. Contract Folder Identifier. Identifier">
            <text:p>Call For Tenders. Contract Folder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ApprovalDate">
            <text:p>ApprovalDate</text:p>
          </table:table-cell>
          <table:table-cell office:value-type="string" table:style-name="ce9" office:string-value="Call For Tenders. Approval Date. Date">
            <text:p>Call For Tenders. Approval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Approval">
            <text:p>Approval</text:p>
          </table:table-cell>
          <table:table-cell office:value-type="string" table:style-name="ce9" office:string-value="Date">
            <text:p>Date</text:p>
          </table:table-cell>
          <table:table-cell office:value-type="string" table:style-name="ce11" table:formula="of:=IF([.F11]&lt;&gt;&quot;&quot;;CONCATENATE([.F11];&quot; &quot;;[.G11]);[.G11])" office:string-value="Approval Date">
            <text:p>Approval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contracting party, on which the Call For Tenders was approved.">
            <text:p>The date, assigned by the contracting party, on which the Call For Tenders was approv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Call For Tenders. Issue Date. Date">
            <text:p>Call For Tenders. Issue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Call For Tenders. Issue Time. Time">
            <text:p>Call For Tenders. Issue Time. Tim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ll For Tenders. Note. Text">
            <text:p>Call For Tenders. Note. Text</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ll For Tenders. Version. Identifier">
            <text:p>Call For Tenders. Version.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ll for Tenders.">
            <text:p>Indicates the current version of the Call for Tenders.</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reviousVersionID">
            <text:p>PreviousVersionID</text:p>
          </table:table-cell>
          <table:table-cell office:value-type="string" table:style-name="ce9" office:string-value="Call For Tenders. Previous_ Version. Identifier">
            <text:p>Call For Tenders. Previous_ Version. Identifie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Call for Tenders which is superceded by this version.">
            <text:p>Identifies the previous version of the <text:s/>Call for Tenders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LegalDocumentReference">
            <text:p>LegalDocumentReference</text:p>
          </table:table-cell>
          <table:table-cell table:style-name="ce10" office:value-type="string" office:string-value="Call For Tenders. Legal_ Document Reference. Document Reference">
            <text:p>Call For Tenders. Leg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echnicalDocumentReference">
            <text:p>TechnicalDocumentReference</text:p>
          </table:table-cell>
          <table:table-cell table:style-name="ce10" office:value-type="string" office:string-value="Call For Tenders. Technical_ Document Reference. Document Reference">
            <text:p>Call For Tenders. Technic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Technical">
            <text:p>Technic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technical document.">
            <text:p>A reference to a technic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Call For Tenders. Additional_ Document Reference. Document Reference">
            <text:p>Call For Tenders. Addition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ll For Tenders. Signature">
            <text:p>Call For Tenders. Signatur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ingParty">
            <text:p>ContractingParty</text:p>
          </table:table-cell>
          <table:table-cell table:style-name="ce10" office:value-type="string" office:string-value="Call For Tenders. Contracting Party">
            <text:p>Call For Tenders. Contracting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10" office:value-type="string" office:string-value="Call For Tenders. Originator_ Customer Party. Customer Party">
            <text:p>Call For Tenders. Originator_ Customer Party. Customer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ll For Tenders. Receiver_ Party. Party">
            <text:p>Call For Tenders. Receiver_ Party.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ingTerms">
            <text:p>TenderingTerms</text:p>
          </table:table-cell>
          <table:table-cell table:style-name="ce10" office:value-type="string" office:string-value="Call For Tenders. Tendering Terms">
            <text:p>Call For Tenders. Tendering Term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enderingProcess">
            <text:p>TenderingProcess</text:p>
          </table:table-cell>
          <table:table-cell table:style-name="ce10" office:value-type="string" office:string-value="Call For Tenders. Tendering Process">
            <text:p>Call For Tenders. Tendering Proces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curementProject">
            <text:p>ProcurementProject</text:p>
          </table:table-cell>
          <table:table-cell table:style-name="ce10" office:value-type="string" office:string-value="Call For Tenders. Procurement Project">
            <text:p>Call For Tenders. Procurement Projec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rocurementProjectLot">
            <text:p>ProcurementProjectLot</text:p>
          </table:table-cell>
          <table:table-cell table:style-name="ce10" office:value-type="string" office:string-value="Call For Tenders. Procurement Project Lot">
            <text:p>Call For Tenders. Procurement Project Lo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